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eq qs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mp qs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SPS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1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pi qs (1 node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pi qs (2 nodes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pi rsps (1 node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pi qs (2 node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5:01:22.425819913</meta:creation-date>
    <dc:date>2019-05-30T15:11:57.934790888</dc:date>
    <meta:editing-duration>PT15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